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d831" officeooo:paragraph-rsid="001cd831"/>
    </style:style>
    <style:style style:name="P2" style:family="paragraph" style:parent-style-name="Standard">
      <style:paragraph-properties fo:text-align="justify" style:justify-single-word="false"/>
      <style:text-properties officeooo:rsid="001cd831" officeooo:paragraph-rsid="001cd831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/>
      <style:text-properties fo:font-style="normal" officeooo:rsid="001f7ad0" officeooo:paragraph-rsid="001f7ad0" style:font-style-asian="normal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/>
      <style:text-properties fo:font-style="normal" officeooo:rsid="001f7ad0" officeooo:paragraph-rsid="001f7ad0" style:font-style-asian="normal" style:font-style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/>
      <style:text-properties fo:font-style="normal" officeooo:rsid="0020c99d" officeooo:paragraph-rsid="00240140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1cd831" officeooo:paragraph-rsid="001cd831" style:font-style-asian="italic" style:font-style-complex="italic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fo:font-style="normal" officeooo:rsid="0020c99d" officeooo:paragraph-rsid="0020c99d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fo:font-style="normal" officeooo:rsid="0020c99d" officeooo:paragraph-rsid="00240140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fo:font-style="normal" officeooo:rsid="00240140" officeooo:paragraph-rsid="00240140" style:font-style-asian="normal" style:font-style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/>
      <style:text-properties fo:font-style="normal" officeooo:rsid="001f7ad0" officeooo:paragraph-rsid="001f7ad0" style:font-style-asian="normal" style:font-style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cm" style:auto-text-indent="false" style:page-number="auto"/>
      <style:text-properties fo:font-style="normal" officeooo:rsid="001f7ad0" officeooo:paragraph-rsid="001f7ad0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.6cm" style:auto-text-indent="false"/>
      <style:text-properties fo:font-style="normal" officeooo:rsid="001f7ad0" officeooo:paragraph-rsid="001f7ad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fe659"/>
    </style:style>
    <style:style style:name="T4" style:family="text">
      <style:text-properties officeooo:rsid="00226e57"/>
    </style:style>
    <style:style style:name="T5" style:family="text">
      <style:text-properties officeooo:rsid="0023a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3</text:p>
      <text:p text:style-name="P2"/>
      <text:p text:style-name="P6">Nota aos que lêem: é sempre bom resolver os exercícios, posto que eles ajudam com a familiarização da sintaxe do Node e seus padrões. </text:p>
      <text:p text:style-name="P2"/>
      <text:p text:style-name="P2">1- <text:span text:style-name="T1">Mais módulos.</text:span><text:span text:style-name="T2">É importante a familiaridade com os módulos, posto que é o </text:span><text:span text:style-name="T1">pattern</text:span><text:span text:style-name="T2"> mais utilizado em produção de software com Node. No Exercício 2 da Aula 2, exportamos uma única função. No entanto, quando se produz software, em geral muitas funções são necessárias para se produzir um software minimamente funcional.</text:span></text:p>
      <text:p text:style-name="P3">A tarefa é exportar um módulo com <text:span text:style-name="T3">duas</text:span> funções: <text:span text:style-name="T3">quintuplo e quadruplo</text:span>, as quais retornam o <text:span text:style-name="T3">quintuplo e o quadruplo</text:span> de um número x passado como parâmetro, respectivamente. Segue um exemplo <text:span text:style-name="T3">em</text:span> anexo.</text:p>
      <text:p text:style-name="P4"/>
      <text:p text:style-name="P10">2- <text:span text:style-name="T1">Ainda módulos.</text:span> Às vezes deseja-se exportar mais do que funções num módulo. Podem-se exportar constantes, objetos e Arrays num módulo.</text:p>
      <text:p text:style-name="P11">A tarefa é exportar um módulo com uma função dobro, que retorna o dobro de um número; uma constante <text:span text:style-name="T3">chamada 'FORMAT' com valor 'mp3'; um Array chamado 'primos' com os três primeiros números primos e um Object chamado 'file' com três constantes, 'path', 'size' e 'bitrate', sendo a primeira '/tmp', a segunda 1000 e a terceira '192kbits'.</text:span></text:p>
      <text:p text:style-name="P12"/>
      <text:p text:style-name="P7">3- Esta tarefa consiste em abrir um arquivo de tamanho razoável e imprimir seu conteúdo na tela utilizando o console.log, <text:span text:style-name="T4">de três maneiras distintas: utilizando o readFileSync, o readFile e o pipe</text:span>. O arquivo é 'arquivo.txt' na pasta Exercício 3. <text:span text:style-name="T4">Segue um exemplo em anexo.</text:span></text:p>
      <text:p text:style-name="P7"/>
      <text:p text:style-name="P8">4- <text:span text:style-name="T5">Esta tarefa consiste em escrever em dois arquivos distintos, utilizando dois métodos diferentes. Um consiste de utilizar o writeFile e o outro appendFile.</text:span></text:p>
      <text:p text:style-name="P5"><text:span text:style-name="T5">Escreva no arquivo 'append.txt' a frase 'ABC' usando o appendFile e no arquivo 'write.txt' a frase 'ABC' usando o writeFile e rode o programa diversas vezes. Verá que o appendFile adiciona e o writeFile sobrescreve. </text:span></text:p>
      <text:p text:style-name="P7"/>
      <text:p text:style-name="P9">5- Esta tarefa consiste em utilizar o módulo crypto. Leia o arquivo 'string.txt' e imprima seu hash em sha1(hex) na tela. Um exemplo encontra-se em Exemplo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00:51:43.453319246</meta:creation-date>
    <dc:date>2015-11-14T03:36:52.422376984</dc:date>
    <meta:editing-duration>PT51M57S</meta:editing-duration>
    <meta:editing-cycles>4</meta:editing-cycles>
    <meta:generator>LibreOffice/4.4.4.3$Linux_X86_64 LibreOffice_project/40m0$Build-3</meta:generator>
    <meta:document-statistic meta:table-count="0" meta:image-count="0" meta:object-count="0" meta:page-count="1" meta:paragraph-count="10" meta:word-count="318" meta:character-count="1929" meta:non-whitespace-character-count="1619"/>
  </office:meta>
</office:document-meta>
</file>